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3d50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d508" officeooo:paragraph-rsid="0003d50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47269" officeooo:paragraph-rsid="0004726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03d50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3d508" officeooo:paragraph-rsid="0003d50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3d508" officeooo:paragraph-rsid="0003d50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3">1. Partitionnement pour Debian </text:p>
      <text:p text:style-name="P4"/>
      <text:p text:style-name="P5"><text:a xlink:type="simple" xlink:href="https://www.debian.org/releases/stretch/s390x/apc.html.fr" text:style-name="Internet_20_link" text:visited-style-name="Visited_20_Internet_20_Link">https://www.debian.org/releases/stretch/s390x/apc.html.fr</text:a></text:p>
      <text:p text:style-name="P5"/>
      <text:p text:style-name="P5">https://www.debian.org/releases/stretch/s390x/ch06s03.html.fr#:~:text=Avec%20LVM%20avec%20chiffrement%2C%20l,traces%20d'une%20installation%20pr%C3%A9c%C3%A9den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5T16:46:50.950804647</meta:creation-date>
    <dc:date>2022-11-15T17:51:02.773105619</dc:date>
    <meta:editing-duration>PT7M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" meta:word-count="6" meta:character-count="250" meta:non-whitespace-character-count="246"/>
  </office:meta>
</office:document-meta>
</file>